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10000006833D60F05.png" manifest:media-type="image/png"/>
  <manifest:file-entry manifest:full-path="Pictures/10000000000004270000015DE050A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0ee27" officeooo:paragraph-rsid="0010ee27"/>
    </style:style>
    <style:style style:name="P2" style:family="paragraph" style:parent-style-name="Heading_20_1">
      <style:text-properties officeooo:rsid="0010ee27" officeooo:paragraph-rsid="0010ee27"/>
    </style:style>
    <style:style style:name="P3" style:family="paragraph" style:parent-style-name="Text_20_body">
      <style:text-properties officeooo:paragraph-rsid="0010ee2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Plantillas de VM</text:p>
      <text:h text:style-name="P2" text:outline-level="1">Item 1</text:h>
      <text:p text:style-name="P3"><draw:frame draw:style-name="fr1" draw:name="Image1" text:anchor-type="as-char" svg:width="17.59cm" svg:height="5.773cm" draw:z-index="0"><draw:image xlink:href="Pictures/10000000000004270000015DE050AF6A.png" xlink:type="simple" xlink:show="embed" xlink:actuate="onLoad" draw:mime-type="image/png"/></draw:frame></text:p>
      <text:p text:style-name="P3"><draw:frame draw:style-name="fr1" draw:name="Image2" text:anchor-type="as-char" svg:width="17.59cm" svg:height="2.429cm" draw:z-index="1"><draw:image xlink:href="Pictures/10000000000002F10000006833D60F05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ee27" officeooo:paragraph-rsid="0010ee2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dríguez Gutiérrez Miguel Francisco<text:tab/>7CM4<text:tab/>7 de noviembre del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09:34:07.323453549</meta:creation-date>
    <dc:date>2025-11-07T10:04:01.567507568</dc:date>
    <meta:editing-duration>PT17M12S</meta:editing-duration>
    <meta:editing-cycles>1</meta:editing-cycles>
    <meta:generator>LibreOffice/25.8.2.2$Linux_X86_64 LibreOffice_project/580$Build-2</meta:generator>
    <meta:document-statistic meta:table-count="0" meta:image-count="2" meta:object-count="0" meta:page-count="1" meta:paragraph-count="5" meta:word-count="16" meta:character-count="96" meta:non-whitespace-character-count="83"/>
  </office:meta>
</office:document-meta>
</file>